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office:font-face-decls>
  <office:automatic-styles>
    <style:style style:name="P1" style:family="paragraph" style:parent-style-name="Standard">
      <style:text-properties fo:language="el" fo:country="GR" officeooo:rsid="00077e0f" officeooo:paragraph-rsid="00077e0f"/>
    </style:style>
    <style:style style:name="P2" style:family="paragraph" style:parent-style-name="Standard">
      <style:text-properties fo:language="el" fo:country="GR" officeooo:paragraph-rsid="00077e0f"/>
    </style:style>
    <style:style style:name="P3" style:family="paragraph" style:parent-style-name="Text_20_body">
      <style:text-properties fo:language="el" fo:country="GR" officeooo:paragraph-rsid="00077e0f"/>
    </style:style>
    <style:style style:name="P4" style:family="paragraph" style:parent-style-name="Text_20_body">
      <style:text-properties fo:language="el" fo:country="GR" officeooo:paragraph-rsid="0009fdc1"/>
    </style:style>
    <style:style style:name="P5" style:family="paragraph" style:parent-style-name="Text_20_body">
      <style:text-properties fo:language="el" fo:country="GR"/>
    </style:style>
    <style:style style:name="P6" style:family="paragraph" style:parent-style-name="Standard">
      <style:text-properties fo:font-variant="normal" fo:text-transform="none" fo:color="#000000" loext:opacity="100%" style:font-name="Calibri" fo:font-size="12pt" fo:letter-spacing="normal" fo:language="el" fo:country="GR" fo:font-style="normal" fo:font-weight="bold" officeooo:paragraph-rsid="0009fdc1" loext:padding="0in" loext:border="none"/>
    </style:style>
    <style:style style:name="P7" style:family="paragraph" style:parent-style-name="Text_20_body">
      <style:text-properties fo:language="el" fo:country="GR" officeooo:paragraph-rsid="0009fdc1"/>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egoe UI" fo:font-size="11.25pt" fo:letter-spacing="normal" fo:language="el" fo:country="GR" fo:font-style="normal" fo:font-weight="bold"/>
    </style:style>
    <style:style style:name="P9"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bold"/>
    </style:style>
    <style:style style:name="P10"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bold"/>
    </style:style>
    <style:style style:name="P11"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bold"/>
    </style:style>
    <style:style style:name="P12" style:family="paragraph" style:parent-style-name="Text_20_body" style:list-style-name="L4">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bold"/>
    </style:style>
    <style:style style:name="P13" style:family="paragraph" style:parent-style-name="Text_20_body" style:list-style-name="L5">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bold"/>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egoe UI" fo:font-size="11.25pt" fo:letter-spacing="normal" fo:language="el" fo:country="GR" fo:font-style="normal" fo:font-weight="normal"/>
    </style:style>
    <style:style style:name="P15"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normal"/>
    </style:style>
    <style:style style:name="P16" style:family="paragraph" style:parent-style-name="Text_20_body" style:list-style-name="L1">
      <style:paragraph-properties fo:orphans="2" fo:widows="2"/>
      <style:text-properties fo:font-variant="normal" fo:text-transform="none" fo:color="#000000" loext:opacity="100%" style:font-name="Segoe UI" fo:font-size="11.25pt" fo:letter-spacing="normal" fo:language="el" fo:country="GR" fo:font-style="normal" fo:font-weight="normal"/>
    </style:style>
    <style:style style:name="P17"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normal"/>
    </style:style>
    <style:style style:name="P18" style:family="paragraph" style:parent-style-name="Text_20_body" style:list-style-name="L2">
      <style:paragraph-properties fo:orphans="2" fo:widows="2"/>
      <style:text-properties fo:font-variant="normal" fo:text-transform="none" fo:color="#000000" loext:opacity="100%" style:font-name="Segoe UI" fo:font-size="11.25pt" fo:letter-spacing="normal" fo:language="el" fo:country="GR" fo:font-style="normal" fo:font-weight="normal"/>
    </style:style>
    <style:style style:name="P19"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normal"/>
    </style:style>
    <style:style style:name="P20" style:family="paragraph" style:parent-style-name="Text_20_body" style:list-style-name="L3">
      <style:paragraph-properties fo:orphans="2" fo:widows="2"/>
      <style:text-properties fo:font-variant="normal" fo:text-transform="none" fo:color="#000000" loext:opacity="100%" style:font-name="Segoe UI" fo:font-size="11.25pt" fo:letter-spacing="normal" fo:language="el" fo:country="GR" fo:font-style="normal" fo:font-weight="normal"/>
    </style:style>
    <style:style style:name="P21" style:family="paragraph" style:parent-style-name="Text_20_body" style:list-style-name="L4">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normal"/>
    </style:style>
    <style:style style:name="P22" style:family="paragraph" style:parent-style-name="Text_20_body" style:list-style-name="L4">
      <style:paragraph-properties fo:orphans="2" fo:widows="2"/>
      <style:text-properties fo:font-variant="normal" fo:text-transform="none" fo:color="#000000" loext:opacity="100%" style:font-name="Segoe UI" fo:font-size="11.25pt" fo:letter-spacing="normal" fo:language="el" fo:country="GR" fo:font-style="normal" fo:font-weight="normal"/>
    </style:style>
    <style:style style:name="P23" style:family="paragraph" style:parent-style-name="Text_20_body" style:list-style-name="L5">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normal" fo:font-weight="normal"/>
    </style:style>
    <style:style style:name="P24" style:family="paragraph" style:parent-style-name="Text_20_body" style:list-style-name="L5">
      <style:paragraph-properties fo:orphans="2" fo:widows="2"/>
      <style:text-properties fo:font-variant="normal" fo:text-transform="none" fo:color="#000000" loext:opacity="100%" style:font-name="Segoe UI" fo:font-size="11.25pt" fo:letter-spacing="normal" fo:language="el" fo:country="GR" fo:font-style="normal" fo:font-weight="normal"/>
    </style:style>
    <style:style style:name="P25"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Segoe UI" fo:font-size="11.25pt" fo:letter-spacing="normal" fo:language="el" fo:country="GR" fo:font-style="italic" fo:font-weight="normal"/>
    </style:style>
    <style:style style:name="P26" style:family="paragraph" style:parent-style-name="Text_20_body" style:list-style-name="L4">
      <style:paragraph-properties fo:margin-top="0in" fo:margin-bottom="0in" style:contextual-spacing="false" fo:orphans="2" fo:widows="2"/>
    </style:style>
    <style:style style:name="P27"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officeooo:rsid="000871fe"/>
    </style:style>
    <style:style style:name="T2" style:family="text">
      <style:text-properties officeooo:rsid="0009fdc1"/>
    </style:style>
    <style:style style:name="T3" style:family="text">
      <style:text-properties officeooo:rsid="00077e0f"/>
    </style:style>
    <style:style style:name="T4" style:family="text">
      <style:text-properties fo:font-weight="bold"/>
    </style:style>
    <style:style style:name="T5" style:family="text">
      <style:text-properties fo:font-style="italic"/>
    </style:style>
    <style:style style:name="T6" style:family="text">
      <style:text-properties fo:font-variant="normal" fo:text-transform="none" fo:color="#000000" loext:opacity="100%" style:font-name="Segoe UI" fo:font-size="11.25pt" fo:letter-spacing="normal" fo:font-style="normal" fo:font-weight="normal"/>
    </style:style>
    <style:style style:name="T7" style:family="text">
      <style:text-properties fo:font-variant="normal" fo:text-transform="none" fo:color="#000000" loext:opacity="100%" style:font-name="Segoe UI" fo:font-size="11.25pt" fo:letter-spacing="normal" fo:font-style="normal" fo:font-weight="bold"/>
    </style:style>
    <style:style style:name="T8" style:family="text">
      <style:text-properties fo:font-variant="normal" fo:text-transform="none" fo:color="#000000" loext:opacity="100%" style:font-name="Segoe UI" fo:font-size="11.25pt" fo:letter-spacing="normal" fo:language="el" fo:country="GR" fo:font-style="normal" fo:font-weight="normal"/>
    </style:style>
    <style:style style:name="T9" style:family="text">
      <style:text-properties fo:font-variant="normal" fo:text-transform="none" fo:color="#000000" loext:opacity="100%" style:font-name="Segoe UI" fo:font-size="11.25pt" fo:letter-spacing="normal" fo:language="el" fo:country="GR" fo:font-style="normal" fo:font-weight="bol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Έγγραφο Ανάλυσης &amp; Προδιαγραφών Έργου: Fast Delivery</text:p>
      <text:p text:style-name="P8">1. Εισαγωγή</text:p>
      <text:p text:style-name="P14">Αυτό το έγγραφο περιγράφει τις απαιτήσεις, την αρχιτεκτονική και τις προτάσεις για την ανάπτυξη της full-stack web εφαρμογής "Fast Delivery". Στόχος της εφαρμογής είναι η παροχή μιας εύχρηστης, responsive πλατφόρμας για παραγγελίες και γρήγορη παράδοση προϊόντων ή υπηρεσιών, προσβάσιμης από όλες τις συσκευές (desktop, tablet, mobile).</text:p>
      <text:p text:style-name="P8">2. Κατανόηση του Έργου &amp; Λειτουργική Ανάλυση</text:p>
      <text:p text:style-name="P14">Η βασική ιδέα είναι μια πλατφόρμα που συνδέει τελικούς χρήστες (πελάτες) με συνεργαζόμενα καταστήματα/υπηρεσίες μέσω διανομέων, υπό την εποπτεία ενός διαχειριστή (Admin).</text:p>
      <text:list text:style-name="L1">
        <text:list-item>
          <text:p text:style-name="P9">Ροή Χρήστη (Πελάτη):</text:p>
          <text:list>
            <text:list-item>
              <text:p text:style-name="P15"><text:span text:style-name="T4">Βήμα 1 &amp; 2 (Είσοδος &amp; Τοποθεσία):</text:span> Ο χρήστης εισέρχεται στην εφαρμογή και παρέχει τα στοιχεία του (όνομα, τηλέφωνο) και τη διεύθυνση παράδοσης. <text:span text:style-name="T5">Πρόταση:</text:span> Η εφαρμογή θα μπορούσε να ζητά πρώτα μια γενική τοποθεσία (π.χ. ΤΚ ή περιοχή) για να εμφανίσει διαθέσιμα καταστήματα, και η πλήρης διεύθυνση να ζητείται στο checkout. Αυτό βελτιώνει την αρχική εμπειρία χρήστη.</text:p>
            </text:list-item>
            <text:list-item>
              <text:p text:style-name="P15"><text:span text:style-name="T4">Βήμα 3 (Επιλογή &amp; Παραγγελία):</text:span> Ο χρήστης επιλέγει ένα κατάστημα από τη λίστα των συνεργαζόμενων. Βλέπει βασικές πληροφορίες (ίσως τύπο καταστήματος, ωράριο). Στη συνέχεια, ο χρήστης καταχωρεί την παραγγελία του με έναν από τους τρεις τρόπους:</text:p>
              <text:list>
                <text:list-item>
                  <text:p text:style-name="P15"><text:span text:style-name="T4">Κείμενο:</text:span> Απλή εισαγωγή κειμένου (π.χ., "2 πακέτα πάνες μάρκας x, 6 αναψυκτικά μάρκας y").</text:p>
                </text:list-item>
                <text:list-item>
                  <text:p text:style-name="P15"><text:span text:style-name="T4">Φωνή:</text:span> Ο χρήστης ηχογραφεί την παραγγελία του.</text:p>
                </text:list-item>
                <text:list-item>
                  <text:p text:style-name="P15"><text:span text:style-name="T4">Φωτογραφία:</text:span> Ο χρήστης ανεβάζει μια φωτογραφία (π.χ., μιας χειρόγραφης λίστας, των προϊόντων στο ράφι), ένας μηχανισμός <text:span text:style-name="T5">χειροκίνητης</text:span> επεξεργασίας της φωτογραφίας από το κατάστημα ή τον Admin για τη δημιουργία της λίστας παραγγελίας.</text:p>
                </text:list-item>
                <text:list-item>
                  <text:p text:style-name="P25">Σημαντική Παρατήρηση: το κατάστημα πρόσθετη στη τιμολόγηση το κόστος των προϊόντων η υπηρεσία έχει σταθερή τιμή που καθορίζει ο Admin.</text:p>
                </text:list-item>
              </text:list>
            </text:list-item>
            <text:list-item>
              <text:p text:style-name="P15"><text:span text:style-name="T4">Βήμα 4 (Κατάσταση):</text:span> Ο χρήστης παρακολουθεί την εξέλιξη της παραγγελίας σε πραγματικό χρόνο (real-time) μέσω καθορισμένων καταστάσεων: "Αναμονή" (για αποδοχή από κατάστημα), "Ετοιμάζεται" (από κατάστημα), "Σε Παράδοση" (από διανομέα), "Ολοκληρώθηκε", "Ακυρώθηκε". Θα λαμβάνει ειδοποιήσεις για τις αλλαγές κατάστασης.</text:p>
            </text:list-item>
          </text:list>
        </text:list-item>
        <text:list-item>
          <text:p text:style-name="P9">Ροή Διαχειριστή (Admin):</text:p>
          <text:list>
            <text:list-item>
              <text:p text:style-name="P15">Διαχείριση Καταστημάτων: Εγγραφή νέων, έγκριση/απόρριψη αιτήσεων, επεξεργασία στοιχείων (όνομα, διεύθυνση, ωράριο, ίσως τύπος καταστήματος, περιοχή εξυπηρέτησης).</text:p>
            </text:list-item>
            <text:list-item>
              <text:p text:style-name="P15">Διαχείριση Διανομέων: Εγγραφή νέων, διαχείριση προφίλ.</text:p>
            </text:list-item>
            <text:list-item>
              <text:p text:style-name="P15">Διαχείριση Παραγγελιών: Επισκόπηση όλων των νέων και εν εξελίξει παραγγελιών. <text:span text:style-name="T4">Ανάθεση</text:span> αποδεκτών παραγγελιών σε διαθέσιμους <text:soft-page-break/>διανομείς. <text:span text:style-name="T5">Σημείωση:</text:span> Η αρχική έγκριση/απόρριψη μιας παραγγελίας λογικά γίνεται από το <text:span text:style-name="T5">κατάστημα</text:span> βάσει διαθεσιμότητας. Ο Admin επιβλέπει και αναθέτει.</text:p>
            </text:list-item>
            <text:list-item>
              <text:p text:style-name="P15">Παρακολούθηση: Θέαση λίστας χρηστών, παρακολούθηση κατάστασης παραγγελιών.</text:p>
            </text:list-item>
            <text:list-item>
              <text:p text:style-name="P15">Επικοινωνία: Σύστημα επικοινωνίας (κείμενο/φωνή/φωτογραφία;) με καταστήματα και διανομείς για συντονισμό.</text:p>
            </text:list-item>
          </text:list>
        </text:list-item>
        <text:list-item>
          <text:p text:style-name="P9">Ρόλοι που λείπουν (Προτάσεις):</text:p>
          <text:list>
            <text:list-item>
              <text:p text:style-name="P15"><text:span text:style-name="T4">Διαχειριστής Καταστήματος (Store Manager):</text:span> Χρειάζεται δικό του περιβάλλον για:</text:p>
              <text:list>
                <text:list-item>
                  <text:p text:style-name="P15">Διαχείριση προφίλ καταστήματος (στοιχεία, ωράριο, ίσως κατάλογος προϊόντων).</text:p>
                </text:list-item>
                <text:list-item>
                  <text:p text:style-name="P15">Επισκόπηση εισερχόμενων παραγγελιών.</text:p>
                </text:list-item>
                <text:list-item>
                  <text:p text:style-name="P15"><text:span text:style-name="T4">Αποδοχή/Απόρριψη</text:span> παραγγελιών.</text:p>
                </text:list-item>
                <text:list-item>
                  <text:p text:style-name="P15">Επεξεργασία παραγγελιών (π.χ., μετατροπή φωτογραφίας/φωνής σε λίστα, τιμολόγηση αν απαιτείται).</text:p>
                </text:list-item>
                <text:list-item>
                  <text:p text:style-name="P15">Ενημέρωση κατάστασης παραγγελίας σε "Ετοιμάζεται".</text:p>
                </text:list-item>
                <text:list-item>
                  <text:p text:style-name="P15">Επικοινωνία με Admin/Διανομέα.</text:p>
                </text:list-item>
              </text:list>
            </text:list-item>
            <text:list-item>
              <text:p text:style-name="P15"><text:span text:style-name="T4">Διανομέας (Driver):</text:span> Χρειάζεται δικό του περιβάλλον (πιθανώς mobile-first web app ή native app) για:</text:p>
              <text:list>
                <text:list-item>
                  <text:p text:style-name="P15">Προβολή διαθέσιμων/ανατεθειμένων παραγγελιών.</text:p>
                </text:list-item>
                <text:list-item>
                  <text:p text:style-name="P15">Αποδοχή/Απόρριψη ανάθεσης.</text:p>
                </text:list-item>
                <text:list-item>
                  <text:p text:style-name="P15">Προβολή λεπτομερειών παραγγελίας (παραλαβή/παράδοση).</text:p>
                </text:list-item>
                <text:list-item>
                  <text:p text:style-name="P15">Ενημέρωση κατάστασης παραγγελίας σε "Σε Παράδοση" και "Ολοκληρώθηκε".</text:p>
                </text:list-item>
                <text:list-item>
                  <text:p text:style-name="P16">Επικοινωνία με Admin/Κατάστημα.</text:p>
                </text:list-item>
              </text:list>
            </text:list-item>
          </text:list>
        </text:list-item>
      </text:list>
      <text:p text:style-name="P8">3. Τεχνολογική Στοίβα &amp; Προσαρμογές</text:p>
      <text:p text:style-name="P14">Η προτεινόμενη στοίβα είναι σύγχρονη και κατάλληλη:</text:p>
      <text:list text:style-name="L2">
        <text:list-item>
          <text:p text:style-name="P17"><text:span text:style-name="T4">Frontend (React &amp; Bootstrap):</text:span> Ιδανικό για τη δημιουργία ενός δυναμικού, component-based και responsive User Interface (UI). Η χρήση state management libraries (π.χ., Redux Toolkit, Zustand ή React Context API) θα είναι απαραίτητη για τη διαχείριση της κατάστασης της εφαρμογής (αυθεντικοποίηση, καλάθι, κατάσταση παραγγελίας).</text:p>
        </text:list-item>
        <text:list-item>
          <text:p text:style-name="P17"><text:span text:style-name="T4">Backend (Node.js &amp; Express):</text:span> Κατάλληλο για τη δημιουργία ενός RESTful API. Αποδοτικό σε I/O operations (κλήσεις βάσης δεδομένων, εξωτερικά APIs). Η χρήση WebSockets (π.χ., μέσω Socket.IO) είναι απαραίτητη για την υλοποίηση real-time λειτουργιών (παρακολούθηση παραγγελίας, chat, ειδοποιήσεις).</text:p>
        </text:list-item>
        <text:list-item>
          <text:p text:style-name="P17"><text:span text:style-name="T4">Database (MongoDB):</text:span> Ευέλικτη NoSQL βάση δεδομένων, καλή για σχήματα που μπορεί να εξελιχθούν (π.χ., διαφορετικές δομές παραγγελιών ανάλογα με τον τρόπο εισαγωγής). Κατάλληλη για αποθήκευση προφίλ χρηστών, καταστημάτων, διανομέων, παραγγελιών. Geospatial queries μπορούν να αξιοποιηθούν για εύρεση κοντινών καταστημάτων/διανομέων.</text:p>
        </text:list-item>
        <text:list-item>
          <text:p text:style-name="P10">Προσαρμογές/Προσθήκες:</text:p>
          <text:list>
            <text:list-item>
              <text:p text:style-name="P17"><text:soft-page-break/><text:span text:style-name="T4">Real-time Communication:</text:span> Απαιτείται υλοποίηση με WebSockets (Socket.IO).</text:p>
            </text:list-item>
            <text:list-item>
              <text:p text:style-name="P17"><text:span text:style-name="T4">Authentication/Authorization:</text:span> JWT (JSON Web Tokens) είναι μια καλή πρακτική για την ασφάλιση των APIs και τη διαχείριση των sessions/ρόλων.</text:p>
            </text:list-item>
            <text:list-item>
              <text:p text:style-name="P10">Εξωτερικές Υπηρεσίες (External APIs):</text:p>
              <text:list>
                <text:list-item>
                  <text:p text:style-name="P17">Για ειδοποιήσεις: Push Notification Services (π.χ., Firebase Cloud Messaging - FCM, Apple Push Notification Service - APNS).</text:p>
                </text:list-item>
                <text:list-item>
                  <text:p text:style-name="P18">Για χάρτες/τοποθεσία: Mapping service (π.χ., Google Maps Platform, Leaflet με OpenStreetMap) για εμφάνιση καταστημάτων, υπολογισμό αποστάσεων, ίσως tracking διανομέα.</text:p>
                </text:list-item>
              </text:list>
            </text:list-item>
          </text:list>
        </text:list-item>
      </text:list>
      <text:p text:style-name="P8">4. Απαιτήσεις Συστήματος</text:p>
      <text:list text:style-name="L3">
        <text:list-item>
          <text:p text:style-name="P11">Λειτουργικές Απαιτήσεις (Functional Requirements):</text:p>
          <text:list>
            <text:list-item>
              <text:p text:style-name="P11">Χρήστης (Πελάτης):</text:p>
              <text:list>
                <text:list-item>
                  <text:p text:style-name="P19">Εγγραφή / Σύνδεση (Email/Password, ίσως Social Logins).</text:p>
                </text:list-item>
                <text:list-item>
                  <text:p text:style-name="P19">Διαχείριση Προφίλ (Στοιχεία επικοινωνίας, Διευθύνσεις).</text:p>
                </text:list-item>
                <text:list-item>
                  <text:p text:style-name="P19">Αναζήτηση/Φιλτράρισμα Καταστημάτων (βάσει τοποθεσίας, τύπου).</text:p>
                </text:list-item>
                <text:list-item>
                  <text:p text:style-name="P19">Δημιουργία Παραγγελίας (Κείμενο, Φωνή*, Φωτογραφία* - *με τις παραπάνω επισημάνσεις).</text:p>
                </text:list-item>
                <text:list-item>
                  <text:p text:style-name="P19">Ιστορικό Παραγγελιών.</text:p>
                </text:list-item>
                <text:list-item>
                  <text:p text:style-name="P19">Παρακολούθηση Παραγγελίας σε Πραγματικό Χρόνο.</text:p>
                </text:list-item>
                <text:list-item>
                  <text:p text:style-name="P19">Λήψη Ειδοποιήσεων.</text:p>
                </text:list-item>
              </text:list>
            </text:list-item>
            <text:list-item>
              <text:p text:style-name="P11">Admin:</text:p>
              <text:list>
                <text:list-item>
                  <text:p text:style-name="P19">Διαχείριση Καταστημάτων (CRUD, Έγκριση).</text:p>
                </text:list-item>
                <text:list-item>
                  <text:p text:style-name="P19">Διαχείριση Διανομέων (CRUD).</text:p>
                </text:list-item>
                <text:list-item>
                  <text:p text:style-name="P19">Επισκόπηση Παραγγελιών.</text:p>
                </text:list-item>
                <text:list-item>
                  <text:p text:style-name="P19">Ανάθεση Παραγγελιών σε Διανομείς.</text:p>
                </text:list-item>
                <text:list-item>
                  <text:p text:style-name="P19">Διαχείριση Χρηστών (Προβολή λίστας, ίσως απενεργοποίηση).</text:p>
                </text:list-item>
                <text:list-item>
                  <text:p text:style-name="P19">Σύστημα Επικοινωνίας (με Καταστήματα/Διανομείς).</text:p>
                </text:list-item>
              </text:list>
            </text:list-item>
            <text:list-item>
              <text:p text:style-name="P11">Κατάστημα (Store Manager):</text:p>
              <text:list>
                <text:list-item>
                  <text:p text:style-name="P19">Διαχείριση Προφίλ Καταστήματος.</text:p>
                </text:list-item>
                <text:list-item>
                  <text:p text:style-name="P19">Διαχείριση Καταλόγου Προϊόντων (αν υλοποιηθεί).</text:p>
                </text:list-item>
                <text:list-item>
                  <text:p text:style-name="P19">Επισκόπηση &amp; Διαχείριση Παραγγελιών (Αποδοχή/Απόρριψη/Επεξεργασία).</text:p>
                </text:list-item>
                <text:list-item>
                  <text:p text:style-name="P19">Ενημέρωση Κατάστασης Παραγγελίας ("Ετοιμάζεται").</text:p>
                </text:list-item>
                <text:list-item>
                  <text:p text:style-name="P19">Σύστημα Επικοινωνίας (με Admin/Διανομείς).</text:p>
                </text:list-item>
              </text:list>
            </text:list-item>
            <text:list-item>
              <text:p text:style-name="P11">Διανομέας (Driver):</text:p>
              <text:list>
                <text:list-item>
                  <text:p text:style-name="P19">Διαχείριση Προφίλ &amp; Διαθεσιμότητας.</text:p>
                </text:list-item>
                <text:list-item>
                  <text:p text:style-name="P19">Προβολή &amp; Αποδοχή/Απόρριψη Ανατεθειμένων Παραγγελιών.</text:p>
                </text:list-item>
                <text:list-item>
                  <text:p text:style-name="P19">Πλοήγηση/Λεπτομέρειες Παραλαβής/Παράδοσης.</text:p>
                </text:list-item>
                <text:list-item>
                  <text:p text:style-name="P19">Ενημέρωση Κατάστασης Παραγγελίας ("Σε Παράδοση", "Ολοκληρώθηκε").</text:p>
                </text:list-item>
                <text:list-item>
                  <text:p text:style-name="P19">Σύστημα Επικοινωνίας (με Admin/Καταστήματα).</text:p>
                </text:list-item>
              </text:list>
            </text:list-item>
          </text:list>
        </text:list-item>
        <text:list-item>
          <text:p text:style-name="P11">Μη Λειτουργικές Απαιτήσεις (Non-Functional Requirements):</text:p>
          <text:list>
            <text:list-item>
              <text:p text:style-name="P19"><text:soft-page-break/><text:span text:style-name="T4">Responsiveness:</text:span> Άψογη λειτουργία σε desktop, tablets και smartphones.</text:p>
            </text:list-item>
            <text:list-item>
              <text:p text:style-name="P19"><text:span text:style-name="T4">Απόδοση (Performance):</text:span> Γρήγοροι χρόνοι φόρτωσης, άμεση απόκριση UI, βελτιστοποιημένα queries βάσης.</text:p>
            </text:list-item>
            <text:list-item>
              <text:p text:style-name="P19"><text:span text:style-name="T4">Ασφάλεια (Security):</text:span> Ασφαλής αυθεντικοποίηση/εξουσιοδότηση, προστασία δεδομένων (PII), κρυπτογράφηση ευαίσθητων πληροφοριών, προστασία από web vulnerabilities (OWASP Top 10).</text:p>
            </text:list-item>
            <text:list-item>
              <text:p text:style-name="P19"><text:span text:style-name="T4">Επεκτασιμότητα (Scalability):</text:span> Η αρχιτεκτονική να επιτρέπει την εύκολη προσθήκη νέων χρηστών, καταστημάτων, λειτουργιών και την αύξηση του φορτίου.</text:p>
            </text:list-item>
            <text:list-item>
              <text:p text:style-name="P19"><text:span text:style-name="T4">Ευχρηστία (Usability):</text:span> Απλό, κατανοητό και περιβάλλον για όλους τους τύπους χρηστών.</text:p>
            </text:list-item>
            <text:list-item>
              <text:p text:style-name="P19"><text:span text:style-name="T4">Αξιοπιστία (Reliability):</text:span> Υψηλή διαθεσιμότητα (uptime), ανθεκτικότητα σε σφάλματα (error handling), backups.</text:p>
            </text:list-item>
            <text:list-item>
              <text:p text:style-name="P20"><text:span text:style-name="T4">Συντηρησιμότητα (Maintainability):</text:span> Καθαρός, καλά δομημένος και σχολιασμένος κώδικας, τήρηση coding standards.</text:p>
            </text:list-item>
          </text:list>
        </text:list-item>
      </text:list>
      <text:p text:style-name="P8">5. Προτεινόμενη Αρχιτεκτονική</text:p>
      <text:p text:style-name="P14">Προτείνεται μια <text:span text:style-name="T4">Client-Server αρχιτεκτονική</text:span> με τα παρακάτω βασικά μέρη:</text:p>
      <text:list text:style-name="L4">
        <text:list-item>
          <text:p text:style-name="P12">Client (Frontend - React/Bootstrap):</text:p>
          <text:list>
            <text:list-item>
              <text:p text:style-name="P21">Μία Single Page Application (SPA) που θα παρέχει διαφορετικά views/dashboards ανάλογα με τον ρόλο του συνδεδεμένου χρήστη (Πελάτης, Admin).</text:p>
            </text:list-item>
            <text:list-item>
              <text:p text:style-name="P21"><text:span text:style-name="T5">Εναλλακτικά/Πρόταση:</text:span> Ξεχωριστή, mobile-first web εφαρμογή ή PWA (Progressive Web App) για τους Διανομείς και τους Διαχειριστές Καταστημάτων για καλύτερη εμπειρία εν κινήσει.</text:p>
            </text:list-item>
          </text:list>
        </text:list-item>
        <text:list-item>
          <text:p text:style-name="P12">Server (Backend - Node.js/Express):</text:p>
          <text:list>
            <text:list-item>
              <text:p text:style-name="P21"><text:span text:style-name="T4">RESTful API:</text:span> Θα εκθέτει endpoints για όλες τις λειτουργίες (CRUD χρηστών, καταστημάτων, διανομέων, παραγγελιών κ.λπ.).</text:p>
            </text:list-item>
            <text:list-item>
              <text:p text:style-name="P21"><text:span text:style-name="T4">Business Logic Layer:</text:span> Θα περιέχει τη λογική της εφαρμογής (π.χ., διαδικασία παραγγελίας, λογική ανάθεσης, υπολογισμοί).</text:p>
            </text:list-item>
            <text:list-item>
              <text:p text:style-name="P21"><text:span text:style-name="T4">Authentication/Authorization Service:</text:span> Διαχείριση σύνδεσης και δικαιωμάτων πρόσβασης (π.χ., με JWT).</text:p>
            </text:list-item>
            <text:list-item>
              <text:p text:style-name="P21"><text:span text:style-name="T4">Database Interaction Layer:</text:span> Επικοινωνία με τη MongoDB (π.χ., μέσω Mongoose ODM).</text:p>
            </text:list-item>
            <text:list-item>
              <text:p text:style-name="P21"><text:span text:style-name="T4">Real-time Service (WebSocket Server - Socket.IO):</text:span> Διαχείριση συνδέσεων και αποστολή real-time ενημερώσεων στους clients.</text:p>
            </text:list-item>
            <text:list-item>
              <text:p text:style-name="P21"><text:span text:style-name="T4">Integration Layer:</text:span> Επικοινωνία με εξωτερικές υπηρεσίες (Speech-to-Text, OCR, Maps, Push Notifications).</text:p>
            </text:list-item>
          </text:list>
        </text:list-item>
        <text:list-item>
          <text:p text:style-name="P12">Database (MongoDB):</text:p>
          <text:list>
            <text:list-item>
              <text:p text:style-name="P26"><text:span text:style-name="T8">Collections για: </text:span><text:span text:style-name="Source_20_Text"><text:span text:style-name="T8">users</text:span></text:span><text:span text:style-name="T8">, </text:span><text:span text:style-name="Source_20_Text"><text:span text:style-name="T8">stores</text:span></text:span><text:span text:style-name="T8">, </text:span><text:span text:style-name="Source_20_Text"><text:span text:style-name="T8">drivers</text:span></text:span><text:span text:style-name="T8">, </text:span><text:span text:style-name="Source_20_Text"><text:span text:style-name="T8">orders</text:span></text:span><text:span text:style-name="T8">, </text:span><text:span text:style-name="Source_20_Text"><text:span text:style-name="T8">products</text:span></text:span><text:span text:style-name="T8"> (αν υλοποιηθεί κατάλογος), </text:span><text:span text:style-name="Source_20_Text"><text:span text:style-name="T8">chats</text:span></text:span><text:span text:style-name="T8"> (αν υλοποιηθεί chat).</text:span></text:p>
            </text:list-item>
            <text:list-item>
              <text:p text:style-name="P21">Χρήση κατάλληλων indexes για βελτιστοποίηση των queries.</text:p>
            </text:list-item>
          </text:list>
        </text:list-item>
        <text:list-item>
          <text:p text:style-name="P12">External Services:</text:p>
          <text:list>
            <text:list-item>
              <text:p text:style-name="P21"><text:soft-page-break/>Cloud Speech-to-Text API</text:p>
            </text:list-item>
            <text:list-item>
              <text:p text:style-name="P21">Cloud Vision API / OCR Service (ή μηχανισμός χειροκίνητης εισαγωγής)</text:p>
            </text:list-item>
            <text:list-item>
              <text:p text:style-name="P21">Push Notification Service (FCM/APNS)</text:p>
            </text:list-item>
            <text:list-item>
              <text:p text:style-name="P22">Mapping Service</text:p>
            </text:list-item>
          </text:list>
        </text:list-item>
      </text:list>
      <text:p text:style-name="P27"><text:span text:style-name="T9">Διάγραμμα Ροής Δεδομένων (Υψηλού Επιπέδου):</text:span><text:span text:style-name="T8"> </text:span><text:span text:style-name="Source_20_Text"><text:span text:style-name="T8">User/Admin/Store/Driver (React Client) &lt;--&gt; REST API (Node.js/Express) &lt;--&gt; MongoDB</text:span></text:span><text:span text:style-name="T8"> </text:span><text:span text:style-name="Source_20_Text"><text:span text:style-name="T8">User/Admin/Store/Driver (React Client) &lt;--&gt; WebSocket Server (Node.js/Socket.IO) --&gt; Real-time Updates</text:span></text:span><text:span text:style-name="T8"> </text:span><text:span text:style-name="Source_20_Text"><text:span text:style-name="T8">REST API (Node.js/Express) --&gt; External APIs (Speech, Vision, Maps, Push)</text:span></text:span></text:p>
      <text:p text:style-name="P8">6. Προτάσεις &amp; Επόμενα Βήματα</text:p>
      <text:list text:style-name="L5">
        <text:list-item>
          <text:p text:style-name="P13">Προσέγγιση Φάσεων (MVP - Minimum Viable Product):</text:p>
          <text:list>
            <text:list-item>
              <text:p text:style-name="P23"><text:span text:style-name="T4">Φάση 1 (MVP):</text:span> Εστίαση στις βασικές λειτουργίες: Εγγραφή/Σύνδεση όλων των ρόλων, προβολή καταστημάτων, <text:span text:style-name="T4">παραγγελία μόνο με κείμενο</text:span>, αποδοχή/απόρριψη από κατάστημα, ανάθεση από Admin, ενημέρωση βασικών καταστάσεων ("Αναμονή", "Ετοιμάζεται", "Σε Παράδοση", "Ολοκληρώθηκε") από κατάστημα/διανομέα, παρακολούθηση από χρήστη. Μηχανισμός χειροκίνητης τιμολόγησης από το κατάστημα αρχικά.</text:p>
            </text:list-item>
            <text:list-item>
              <text:p text:style-name="P23"><text:span text:style-name="T4">Φάση 2:</text:span> Εισαγωγή καταλόγων προϊόντων ανά κατάστημα (αν κριθεί απαραίτητο), δομημένη παραγγελία (καλάθι αγορών), αυτόματη τιμολόγηση, φιλτράρισμα καταστημάτων, βασικό σύστημα επικοινωνίας (chat).</text:p>
            </text:list-item>
            <text:list-item>
              <text:p text:style-name="P23"><text:span text:style-name="T4">Φάση 3:</text:span> Υλοποίηση παραγγελίας με φωνή ή/και φωτογραφία, <text:span text:style-name="T5">αφού</text:span> αξιολογηθεί πλήρως η πολυπλοκότητα και το κόστος/όφελος.</text:p>
            </text:list-item>
            <text:list-item>
              <text:p text:style-name="P23"><text:span text:style-name="T4">Φάση 4:</text:span> Προηγμένες λειτουργίες: Σύστημα αξιολογήσεων (καταστημάτων/διανομέων), προσφορές/κουπόνια, ενσωμάτωση online πληρωμών (π.χ., Stripe, Viva Wallet), βελτιστοποίηση διαδρομών διανομέων, dashboards αναλυτικών στοιχείων (analytics).</text:p>
            </text:list-item>
          </text:list>
        </text:list-item>
        <text:list-item>
          <text:p text:style-name="P13">Αποσαφήνιση Λειτουργιών:</text:p>
          <text:list>
            <text:list-item>
              <text:p text:style-name="P23"><text:span text:style-name="T4">Παραγγελία (Φωνή/Φωτογραφία):</text:span> Απαιτείται λεπτομερής συζήτηση για τη ροή επεξεργασίας, ποιος την κάνει (AI, κατάστημα, admin;) και πώς γίνεται η τιμολόγηση/επιβεβαίωση.</text:p>
            </text:list-item>
            <text:list-item>
              <text:p text:style-name="P23"><text:span text:style-name="T4">Τιμολόγηση:</text:span> Πώς καθορίζεται το κόστος (προϊόντα, χρέωση παράδοσης, χρέωση υπηρεσίας);</text:p>
            </text:list-item>
            <text:list-item>
              <text:p text:style-name="P23"><text:span text:style-name="T4">Ρόλος Καταστήματος &amp; Διανομέα:</text:span> Επιβεβαίωση και λεπτομερής σχεδιασμός των interfaces τους.</text:p>
            </text:list-item>
          </text:list>
        </text:list-item>
        <text:list-item>
          <text:p text:style-name="P23"><text:span text:style-name="T4">UI/UX Design:</text:span> Προτείνεται η δημιουργία wireframes και mockups πριν την έναρξη της υλοποίησης για τη διασφάλιση της βέλτιστης εμπειρίας χρήστη.</text:p>
        </text:list-item>
        <text:list-item>
          <text:p text:style-name="P23"><text:span text:style-name="T4">Testing:</text:span> Εφαρμογή ολοκληρωμένης στρατηγικής testing: Unit Tests, Integration Tests, End-to-End Tests, User Acceptance Testing (UAT), Performance Testing, Security Testing.</text:p>
        </text:list-item>
        <text:list-item>
          <text:p text:style-name="P24"><text:span text:style-name="T4">Deployment:</text:span> Σχεδιασμός για deployment σε cloud περιβάλλον (AWS, GCP, Azure) με χρήση CI/CD pipelines για αυτοματοποίηση των διαδικασιών build, test και deploy. Containerization (Docker/Kubernetes) για ευκολία διαχείρισης και scalability.</text:p>
        </text:list-item>
      </text:list>
      <text:p text:style-name="P8"><text:soft-page-break/>7. Συμπέρασμα</text:p>
      <text:p text:style-name="P14">Η ιδέα "Fast Delivery" έχει σημαντικές δυνατότητες. Με την προτεινόμενη τεχνολογική στοίβα και αρχιτεκτονική, και ακολουθώντας μια προσέγγιση φάσεων ξεκινώντας από ένα ισχυρό MVP, μπορεί να αναπτυχθεί μια επιτυχημένη και επεκτάσιμη πλατφόρμα. Το παρόν έγγραφο θέτει τις βάσεις για την έναρξη της διαδικασίας σχεδιασμού και υλοποίησης από την ομάδα ανάπτυξης, testing και deployment. Απαιτούνται περαιτέρω συζητήσεις για την αποσαφήνιση των λεπτομερειών, ειδικά γύρω από τις πιο σύνθετες λειτουργίες παραγγελίας και τη ροή εργασίας των καταστημάτων.</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6T01:18:21.611000000</meta:creation-date>
    <dc:date>2025-05-02T10:33:12.950000000</dc:date>
    <meta:editing-duration>PT2H16M7S</meta:editing-duration>
    <meta:editing-cycles>5</meta:editing-cycles>
    <meta:generator>LibreOffice/7.4.1.2$Windows_X86_64 LibreOffice_project/3c58a8f3a960df8bc8fd77b461821e42c061c5f0</meta:generator>
    <meta:document-statistic meta:table-count="0" meta:image-count="0" meta:object-count="0" meta:page-count="6" meta:paragraph-count="117" meta:word-count="1477" meta:character-count="11472" meta:non-whitespace-character-count="10220"/>
  </office:meta>
</office:document-meta>
</file>